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bold" officeooo:paragraph-rsid="000bfb3f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bold" officeooo:paragraph-rsid="0006cbe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333333" style:font-name="Arial" fo:font-size="12pt" fo:letter-spacing="normal" fo:font-style="normal" style:text-underline-style="none" fo:font-weight="normal" officeooo:paragraph-rsid="000d349f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paragraph-rsid="000bf533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true" style:line-height-at-least="0.661cm" fo:text-indent="0cm" style:auto-text-indent="false"/>
      <style:text-properties officeooo:paragraph-rsid="000bf533"/>
    </style:style>
    <style:style style:name="P6" style:family="paragraph" style:parent-style-name="Standard">
      <style:paragraph-properties fo:margin-top="0cm" fo:margin-bottom="0cm" style:contextual-spacing="true"/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4183c4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officeooo:rsid="000bfb3f"/>
    </style:style>
    <style:style style:name="T3" style:family="text">
      <style:text-properties officeooo:rsid="000d3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equently Asked Questions:</text:span></text:p>
      <text:p text:style-name="P3"><text:span text:style-name="T3">1.</text:span></text:p>
      <text:p text:style-name="P3"><text:span text:style-name="T3">2.</text:span></text:p>
      <text:p text:style-name="P3"><text:span text:style-name="T3"/></text:p>
      <text:p text:style-name="P2">Links used for reference:</text:p>
      <text:p text:style-name="P4">Starting a business in the Philippines</text:p>
      <text:p text:style-name="P5"><text:a xlink:type="simple" xlink:href="http://www.doingbusiness.org/data/exploreeconomies/philippines/starting-a-business"><text:span text:style-name="T1">http://www.doingbusiness.org/data/exploreeconomies/philippines/starting-a-business</text:span></text:a></text:p>
      <text:p text:style-name="P5"><text:span text:style-name="T1"/></text:p>
      <text:p text:style-name="P4">Registering a non-stock, non-profit organization</text:p>
      <text:p text:style-name="P5"><text:a xlink:type="simple" xlink:href="http://www.tripleiconsulting.com/main/philippines-business-guides-tips-and-news-blog/154-registering-a-non-stocknon-profit-corporation"><text:span text:style-name="T1">http://www.tripleiconsulting.com/main/philippines-business-guides-tips-and-news-blog/154-registering-a-non-stocknon-profit-corporation</text:span></text:a></text:p>
      <text:p text:style-name="P5"><text:span text:style-name="T1"/></text:p>
      <text:p text:style-name="P4">How to register a NON-Stock, NON-Profit CORPORATION with the Philippines SEC</text:p>
      <text:p text:style-name="P5"><text:a xlink:type="simple" xlink:href="http://bongcorpuz.com/2011/02/18/how-to-register-a-non-stock-non-profit-corporation-with-the-philippines/"><text:span text:style-name="T1">http://bongcorpuz.com/2011/02/18/how-to-register-a-non-stock-non-profit-corporation-with-the-philippines/</text:span></text:a></text:p>
      <text:p text:style-name="P5"><text:span text:style-name="T1"/></text:p>
      <text:p text:style-name="P4">Intro to Financial Accounting</text:p>
      <text:p text:style-name="P5"><text:a xlink:type="simple" xlink:href="https://www.coursera.org/course/accounting"><text:span text:style-name="T1">https://www.coursera.org/course/accounting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aela Reyes</meta:initial-creator>
    <meta:creation-date>2013-07-21T14:37:41</meta:creation-date>
    <dc:date>2013-07-21T15:15:20</dc:date>
    <dc:creator>Micaela Reyes</dc:creator>
    <meta:editing-duration>PT5M10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1" meta:paragraph-count="12" meta:word-count="39" meta:character-count="610" meta:non-whitespace-character-count="583"/>
  </office:meta>
</office:document-meta>
</file>